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UNTO 1 E 2</text:p>
      <text:p text:style-name="Standard"/>
      <text:p text:style-name="Standard">Ho scaricato il primo documento dal sito dell'istituto superiore della sanità, è un file xlsx che quindi è possibile aprirlo solo con il programma proprietario (excel) il che lo rende a una stella, ma se nel scaricarlo e risalvarlo lo trasformassi in un csv passerebbe da 1 a tre stelle.</text:p>
      <text:p text:style-name="Standard"/>
      <text:p text:style-name="Standard">Il dataset che ho scelto parte dal numero dei casi di positività suddividendoli nei tre anni principali di pandemia(2020,2021,2022) trattando poi il numero di ricoveri e morti. Nel documento è presente un'ulteriore classificazione dei dati divisa per regione e provincia, e una suddivisione dei dati per sesso ed età. </text:p>
      <text:p text:style-name="Standard"/>
      <text:p text:style-name="Standard">PUNTO 4</text:p>
      <text:p text:style-name="Standard">in questo dataset relazionale e suddiviso in piu categorie avremo piu entità e piu attributi in base alla sezione che andremo ad analizzare.</text:p>
      <text:p text:style-name="Standard">Per tutti il descrittore sarà il covid19. </text:p>
      <text:p text:style-name="Standard">Le entità del mio dataset saranno:</text:p>
      <text:p text:style-name="Standard"/>
      <text:p text:style-name="Standard">casi_prelievo_diagnosi</text:p>
      <text:p text:style-name="Standard">casi_inizio_sintomi</text:p>
      <text:p text:style-name="Standard">casi_inizio_sintomi_sint</text:p>
      <text:p text:style-name="Standard">casi_regioni</text:p>
      <text:p text:style-name="Standard">casi_province</text:p>
      <text:p text:style-name="Standard">ricoveri</text:p>
      <text:p text:style-name="Standard">decessi</text:p>
      <text:p text:style-name="Standard">sesso_età</text:p>
      <text:p text:style-name="Standard">stato_clinico</text:p>
      <text:p text:style-name="Standard"/>
      <text:p text:style-name="Standard">per ognuno viene indicato il numero e diviso per giorno mese e anno. (attributi)</text:p>
      <text:p text:style-name="Standard"/>
      <text:p text:style-name="Standard">Punto 6</text:p>
      <text:p text:style-name="Standard">confrontando i dati della classe con quelli italiani possiamo affermare:</text:p>
      <text:p text:style-name="Standard">-la percentuale di positivi della classe è decisamente piu alta rispetto alla media nazionale, circa 2 su tre in classe sono risultati positivi contro una media nazionale di 1 su 3 ( ipotizzando che ogni singola persona conti come un caso e non che si sommino i piu contagi della stessa.)</text:p>
      <text:p text:style-name="Standard">-in italia la regione che ha contribuito maggiormente ad aumentare i contagi è stata la Lombardia, mentre in classe è stata la Calabria.</text:p>
      <text:p text:style-name="Standard">-I contagiati tra maschi e femmine in classe è coerente con l'andamento nazionale tenuto conto del range d'età 20-29,30-39.</text:p>
      <text:p text:style-name="Standard">-il 100% delle donne in classe ha contratto il covid, mentre tra gli uomini solo il 40% è risultato positivo, il restante 60% nei 3 anni di pandemia non è mai stato contagiato.</text:p>
      <text:p text:style-name="Standard"/>
      <text:p text:style-name="Standard">Punto 7</text:p>
      <text:p text:style-name="Standard">nel dataset che ho analizzato i dati raccolti posso presupporre siano stati presi da un data engineer, mentre in questo caso io ho agito da data analyst.</text:p>
      <text:p text:style-name="Standard">Data scientist e journalist non presenti.</text:p>
      <text:p text:style-name="Standard"/>
      <text:p text:style-name="Standard">Punto 8</text:p>
      <text:p text:style-name="Standard">Nel Dataset che ho preso in considerazione i metadati li trovo nel foglio 1 (nota Metodologica) e nelle proprietà del file stesso. La nota ci da le informazioni necessarie per poter interpretare correttamente il dataset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c Beppe</meta:initial-creator>
    <meta:creation-date>2023-02-08T19:38:06</meta:creation-date>
    <dc:date>2023-02-13T21:33:55</dc:date>
    <dc:creator>Mac Beppe</dc:creator>
    <meta:editing-duration>PT2H59M34S</meta:editing-duration>
    <meta:editing-cycles>5</meta:editing-cycles>
    <meta:generator>OpenOffice/4.1.13$Unix OpenOffice.org_project/4113m1$Build-9810</meta:generator>
    <meta:document-statistic meta:table-count="0" meta:image-count="0" meta:object-count="0" meta:page-count="1" meta:paragraph-count="28" meta:word-count="374" meta:character-count="2277"/>
  </office:meta>
</office:document-meta>
</file>